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Kapitola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Anglický originál byl vydán <text:s/>1. června 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P16">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Ekvivalent pro mac<text:span text:style-name="T15">OS</text:span></text:p>
            </table:table-cell>
            <table:table-cell table:style-name="Table5.A1" office:value-type="string">
              <text:p text:style-name="P30">Výsledek</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 + 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tevře <text:span text:style-name="T15">postranní lištu </text:span>Styly<text:span text:style-name="T15"/></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Poznámka pro uživatele systému macO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Zakomentování pomocí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Nástrojové lišty, položky nabídky a klávesové zkratky<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6"><text:reference-ref text:reference-format="text" text:ref-name="The dispatch framework section">Příkazová infrastruktura</text:reference-ref></text:span>” <text:span text:style-name="LOEmphasis">na straně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5</text:bookmark-ref><text:s/>.</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Pro vytvoření knihovny obsahující naše makro použijeme následující kroky:</text:p>
      <text:list xml:id="list3086945576" text:style-name="Numbering_20_1">
        <text:list-item text:start-value="1">
          <text:p text:style-name="P76">Zvolením <text:span text:style-name="LOMenuPath">Nástroje &gt; Makra &gt; Správce maker &gt; LibreOffice Basic</text:span> v hlavní nabídce otevřeme okno Makra v LibreOffice Basic (obrázek <text:sequence-ref text:reference-format="value" text:ref-name="refFigure0">1</text:sequence-ref>).</text:p>
        </text:list-item>
        <text:list-item>
          <text:p text:style-name="P74">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V seznamu <text:span text:style-name="LOEmphasis">Modul</text:span> otevřeme položku <text:span text:style-name="LOEmphasis">Moje makras</text:span> a vybereme knhovnu (v příkladu TestLibrary). V ní již existuje položka Module1, kam můžeme makro uložit. Případně můžeme stiskem <text:span text:style-name="LOMenuPath">Nový</text:span> vytvořit v knihovně jiný modul.</text:p>
        </text:list-item>
        <text:list-item>
          <text:p text:style-name="P74">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Výpis <text:sequence-ref text:reference-format="value" text:ref-name="refListing1">2</text:sequence-ref><text:s/>zobrazuje nové makro, které bylo přidáno před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Obrázek <text:sequence text:ref-name="refFigure1" text:name="Figure" text:formula="ooow:Figure+1" style:num-format="1">2</text:sequence>: Dialogové okno Organizátor maker LibreOffice</text:p></draw:text-box></draw:frame></text:span></text:p>
      <text:list xml:id="list181422858537789" text:continue-numbering="true" text:style-name="Numbering_20_1">
        <text:list-item>
          <text:p text:style-name="P74">Klikneme na ikonu <text:span text:style-name="LOMenuPath">Zkompilovat</text:spa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která se nachází na panelu nástrojů Makro, čímž makro přeložíme.</text:p>
        </text:list-item>
        <text:list-item>
          <text:p text:style-name="P74">Pak makro MakroAhoj spustíme tak, že do něj umístíme textový kurzor a následně buď na panelu Makro klikneme na ikonu <text:span text:style-name="LOMenuPath">Spustit BASIC</text:span><draw:frame draw:style-name="fr11" draw:name="graphics9" text:anchor-type="as-char" svg:width="0.633cm" svg:height="0.529cm" draw:z-index="7"><draw:image xlink:href="Pictures/10000201000000120000000F33339D35D71E352C.png" xlink:type="simple" xlink:show="embed" xlink:actuate="onLoad" loext:mime-type="image/png"/></draw:frame><text:s/>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Pokud se v modulu nachází několik maker a chceme spustit jedno z nich, můžeme také kliknout na ikonu <text:span text:style-name="LOMenuPath">vybrat makro </text:span><draw:frame draw:style-name="fr11" draw:name="Image13" text:anchor-type="as-char" svg:width="0.6cm" svg:height="0.6cm" draw:z-index="8"><draw:image xlink:href="Pictures/1000020100000011000000116EC283963BAF3708.png" xlink:type="simple" xlink:show="embed" xlink:actuate="onLoad" loext:mime-type="image/png"/></draw:frame><text:s/>a nástrojové liště Standardní nebo v hlavní nabídce zvolíme <text:span text:style-name="LOMenuPath">Nástroje &gt; Makra &gt; Uspořádat makra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Obrázek <text:sequence text:ref-name="refFigure2" text:name="Figure" text:formula="ooow:Figure+1" style:num-format="1">3</text:sequence>: <text:span text:style-name="T10">Okno</text:span> integrovaného vývojového prostředí maker</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V některých případech, kdy chceme opakovaně vložit informace do dokumentu může být vhodnější vytvořit automatický text. Více informací nalezneme v <text:span text:style-name="LOEmphasis">kapitole 2 Working with Text:Basics příručky Writer Guide</text:span>.</text:p>
      <text:p text:style-name="P7">Zvolíme <text:span text:style-name="LOMenuPath">Nástroje &gt; Možnosti &gt; LibreOffice &gt; Pokročilé</text:span> v hlavní nabídce a povolíme záznam maker zaškrtnutím možnosti <text:span text:style-name="LOMenuPath">Povolit záznam maker</text:span>. Ve výchozím nastavení je tato funkce v LibreOffice vypnuta.</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Záznam makra ukončíme kliknutím na tlačítko <text:span text:style-name="LOMenuPath">Zastavit nahrávání</text:span> v okénku indikátoru nahrávání. Otevře se okno <text:alphabetical-index-mark text:string-value="Dialog LibreOffice Basic makra"/>Makra LibreOffice Basic (obrázek <text:sequence-ref text:reference-format="value" text:ref-name="refFigure0">1</text:sequence-ref><text:s/>na straně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LOEmphasis">ZaznamVlozeniTextu</text:span>, a kliknutím na <text:span text:style-name="LOMenuPath">OK</text:span> ho vytvořím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Pokud jsme podrobně postupovali podle výše uvedeného postupu, v knihovně Standard nyní máme modul se jménem Zaznam<text:span text:style-name="LOEmphasis">VlozeniTextu</text:span>, který obsahuje makro VlozitMojeJmen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Obrázek <text:sequence text:ref-name="refFigure3" text:name="Figure" text:formula="ooow:Figure+1" style:num-format="1">4</text:sequence>: Dialogové okno Výběr maker</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Vybereme nově vytvořené makro (VlozitMojejMeno) a klikneme na <text:span text:style-name="LOMenuPath">Upravit</text:span>. Otevře se vývojové prostředí  <text:alphabetical-index-mark-start text:id="IMark106102885225160" text:key1="macros"/><text:alphabetical-index-mark-start text:id="IMark106102879014264"/>IDE<text:alphabetical-index-mark-end text:id="IMark106102879014264"/><text:alphabetical-index-mark-end text:id="IMark106102885225160"/> a ve výpise <text:sequence-ref text:reference-format="value" text:ref-name="refListing2">3</text:sequence-ref> se zobrazí makro VlozitMojejMeno.</text:p>
        </text:list-item>
      </text:list>
      <text:p text:style-name="P7"><text:soft-page-break/>Toto první makro není složité. Malé vysvětlení nám pomůže pochopit makra. Popisky začínají prvním řádkem makra a popisují funkce v celém výpisu.</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Zakomentování pomocí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Veškerý text za REM na daném řádku je ignorován.</text:p>
      <text:list xml:id="list181424112641840" text:continue-list="list181424127249509" text:style-name="Heading_20_Note">
        <text:list-item>
          <text:p text:style-name="P81">Poznámka</text:p>
        </text:list-item>
      </text:list>
      <text:p text:style-name="Text_20_Note">Pro zrychlení můžeme pro zahájení komentáře použít znak uvozovky (') </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Jiným typem podprogramů jsou funkce. Funkce je takový podprogram, který může vracet hodnotu jako výsledek. Funkce definujeme pomocí klíčového slova FUNCTION na jejím začátku. Zaznamenané makra vytvářejí pouze podprogram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uje začátek makra EnterMyName<text:span text:style-name="_5f_LOCodeIdent"/>.</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uje dokument jako objektovou proměnnou. Objekty jsou specifickým typem proměnné s více <text:span text:style-name="LOEmphasis">poli</text:span> (n<text:bookmark text:name="result_box"/>ěkdy se nazývají <text:span text:style-name="LOEmphasis">vlastnosti</text:span>) a <text:span text:style-name="LOEmphasis">akce</text:span> (také se nazývají <text:span text:style-name="LOEmphasis">metody</text:span>). Pole lze vnímat jako proměnné (včetně objektu) a akce jako podprogramy, které nám umožňují pracovat s objektem.</text:p>
      <text:list xml:id="list181422992143909" text:continue-list="list181423439492533" text:style-name="Heading_20_Note">
        <text:list-item>
          <text:p text:style-name="Heading_20_Note">Poznámka</text:p>
        </text:list-item>
      </text:list>
      <text:p text:style-name="Text_20_Note">Někdy se používá slovo <text:span text:style-name="LOEmphasis">služba</text:span>. Služba je poskytována typem objektu, který je rozlišován, s cílem poukázat na to, jak jsou používány !!!! PRELOZIT spravne.</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uje dispatcher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_5f_LOCodeBase">DispatchHelper</text:span> service, která poskytuje snadný způsob odeslání adresy URL pomocí jednoho volání namísto více volání a většinu práce dělá při použití odesílání v makrech. Metoda CreateUnoService akceptuje název služby a pokouší se vytvořit instanci <text:soft-page-break/>této služby.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klaruje pole vlastností <text:span text:style-name="LOEmphasis">args1</text:span>. Každá vlastnost má název a hodnotu. Jinými slovy, je to pár název / hodnota. Toto vytvořené pole má jen jednu vlastnost s indexem 0.</text:p>
      <text:p text:style-name="Text_20_body_20_indent">Výraz <text:span text:style-name="_5f_LOCodeBase">com.sun.star.beans.PropertyValue</text:span> je struktura Universal Network Objects (UNO) <text:span text:style-name="LOEmphasis"/>. Struktury jsou speciální typy proměnných, které obsahují další <text:bookmark text:name="result_box5"/>logicky spojené<text:bookmark text:name="result_box6"/>proměnné. Může být výhodné pracovat se sadami různorodých informací, které by měly být považovány za jeden celek. Vysvětlení UNO a uživatelských <text:span text:style-name="LOEmphasis">struktur</text:span> <text:bookmark text:name="result_box2"/>jde nad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Odesílací služba (dispatch helper) pošle odesílané údaje rámci dokumentu (uloženém v proměnné se jménem <text:span text:style-name="_5f_LOCodeBase">document</text:span>) pomocí příkazu <text:span text:style-name="_5f_LOCodeBase">.uno:InsertText</text:span>. Popis následujících dvou argumentů, názvu rámce a atributů vyhledávání je nad rámec nad rámec této knihy.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Obrázek <text:sequence text:ref-name="refFigure4" text:name="Figure" text:formula="ooow:Figure+1" style:num-format="1">5</text:sequence>: Příklad kopírovaných dat</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V kódu vygenerovaného makra ve výpisu <text:sequence-ref text:reference-format="value" text:ref-name="refListing3">4</text:sequence-ref><text:s/> jsme přidali číslo kroku podle jeho pořadí výše uvedeného postupu..</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Opakované spouštění makra volbou <text:span text:style-name="LOMenuPath">Nástroje &gt; Makra &gt; Spustit makro</text:span> v hlavní nabídce je únavné, a to zejména při srovnání s tím, jak se spouští z <text:alphabetical-index-mark-start text:id="IMark105828011512840" text:key1="macros"/>IDE<text:alphabetical-index-mark-end text:id="IMark105828011512840"/> (obrázek <text:sequence-ref text:reference-format="value" text:ref-name="refFigure2">3</text:sequence-ref><text:s/>na straně <text:sequence-ref text:reference-format="page" text:ref-name="refFigure2">6</text:sequence-ref>).</text:p>
      <text:p text:style-name="Text_20_Body_20_List_20_Intro">Zde je několik tipů, jak si usnadnit život. Pokud vytvoříte dočasné makro se stejným názvem, můžete přidat jeho makro do hlavního podprogramu a makro odstranit po použití.</text:p>
      <text:list xml:id="list181422437957042" text:continue-list="list181422558739384" text:style-name="Numbering_20_1">
        <text:list-item text:start-value="1">
          <text:p text:style-name="P75">Zvolením <text:span text:style-name="LOMenuPath">Nástroje &gt; Makra &gt; Uspořádat makra &gt; LibreOffice Basic</text:span> v hlavní nabídce můžeme otevřít okno Makra LibreOffice Basic (obrázek <text:sequence-ref text:reference-format="value" text:ref-name="refFigure0">1</text:sequence-ref><text:s/> na straně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Upravíme ho tak, aby odpovídalo výpisu <text:sequence-ref text:reference-format="value" text:ref-name="refListing4">5</text:sequence-ref>.</text:p>
        </text:list-item>
        <text:list-item>
          <text:p text:style-name="Numbering_20_1">Od tohoto okamžiku můžeme makro opirujCisloDoSloupce1 opakovaně spouštět kliknutím na ikonu <text:span text:style-name="LOMenuPath">Spustit BASIC</text:span> v nástrojové liště IDE, nebo stiskem klávesy <text:span text:style-name="LOEmphasis">F5</text:span>.</text:p>
        </text:list-item>
        <text:list-item>
          <text:p text:style-name="Numbering_20_1">V hlavní nabídce zvolíme <text:span text:style-name="LOMenuPath">Nástroje &gt; Přizpůsobit</text:span> a vybereme záložku Klávesnice.</text:p>
        </text:list-item>
        <text:list-item>
          <text:p text:style-name="Numbering_20_1">V seznamu Klávesové zkratky vybereme požadovanou klávesovou zkratku. Poté vybereme Makra LibreOffice a dále kontejner knihoven, knihovnu a modul v seznamu Kategorie, kde se nachází <text:bookmark text:name="result_box1"/>upravené makro Main. V seznamu funkcí vybereme makro Main a klikneme na tlačítko Upravit.</text:p>
        </text:list-item>
      </text:list>
      <text:p text:style-name="P17">Nyní můžeme makro spustit pomocí zástupce. Je to rychlé a jednoduché, obzvlášť pro pomocná makra, která budou použita jen několikrát a poté budou vymazána. Pro více informací viz <text:span text:style-name="T11"><text:bookmark-ref text:reference-format="text" text:ref-name="__RefHeading__5172_1196992793">Jak spustit makro</text:bookmark-ref></text:span><text:span text:style-name="T11"><text:s/> na straně </text:span><text:span text:style-name="T11"><text:bookmark-ref text:reference-format="page" text:ref-name="__RefHeading__5172_1196992793">18</text:bookmark-ref></text:span><text:span text:style-name="T11"><text:s/>.</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Například po uložení nového dokumentu se aktualizuje seznam posledních souborů.</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5">6</text:sequence-ref><text:s/> ukazuje příklad hierarchické struktury knihoven maker v LibreOffice.</text:p>
      <text:p text:style-name="P7">Zvolením <text:span text:style-name="LOMenuPath">Nástroje &gt; Makra &gt; Uspořádat makra &gt; LibreOffice Basic</text:span> v hlavní nabídce můžeme otevřít okno Makra LibreOffice Basic (obrázek <text:sequence-ref text:reference-format="value" text:ref-name="refFigure0">1</text:sequence-ref><text:s/>na straně <text:sequence-ref text:reference-format="page" text:ref-name="refFigure0">5</text:sequence-ref>). V seznamu <text:span text:style-name="L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Obrázek<text:sequence text:ref-name="refFigure5" text:name="Figure" text:formula="ooow:Figure+1" style:num-format="1">6</text:sequence>: Hierarchie knihoven maker</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Na rozdíl od jiných knihoven se však knihovny Standard a Template automaticky načtou.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Vista a vyšších verzích je to složka <text:span text:style-name="LOComputerCode">C:\Users\&lt;user name&gt;\AppData\Roaming</text:span> (část cesty může být lokalizována v neanglických verzích). Makra uživatele jsou uloženy ve složce <text:span text:style-name="LOComputerCode">LibreOffice\4\user\basic</text:span>. Každá knihovna má v této složce svoji vlastní podsložku.</text:p>
      <text:p text:style-name="P7">Pro běžné použití není nutné vědět, kde jsou makra uložena. Nicméně pokud víme, kde se nacházejí, můžeme udělat jejich zálohu, můžeme je zkopírovat pro jiného uživatele nebo do nich můžeme nahlédnout, pokud došlo k chybě.</text:p>
      <text:p text:style-name="P7">Zvolením <text:span text:style-name="LOMenuPath">Nástroje &gt; Makra &gt; Správce dialogů</text:span> v hlavní nabídce, můžeme otevřít okno Organizátor maker LibreOffice Basic (obrázek <text:sequence-ref text:reference-format="value" text:ref-name="ref0">Error: Reference source not found</text:sequence-ref><text:s/>na straně <text:sequence-ref text:reference-format="page" text:ref-name="ref0">Error: Reference source not found</text:sequence-ref>). Druhou možností je zvolit <text:span text:style-name="LOMenuPath">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iknout na tlačítko <text:span text:style-name="LOMenuPath">Organizátor</text:spa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Vybereme kontejner knihovny, který chceme použít, a importování knihovny maker zahájíme kliknutím na tlačítko <text:span text:style-name="LOMenuPath">Importovat</text:span>  (obrázek <text:sequence-ref text:reference-format="value" text:ref-name="ref0">Error: Reference source not found</text:sequence-ref><text:s/>na straně <text:sequence-ref text:reference-format="page" text:ref-name="ref0">Error: Reference source not found</text:sequence-ref>).</text:p>
        </text:list-item>
        <text:list-item>
          <text:p text:style-name="P7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Obrázek <text:sequence text:ref-name="refFigure6" text:name="Figure" text:formula="ooow:Figure+1" style:num-format="1">7</text:sequence>: Přístup ke knihovně maker</text:p></draw:text-box></draw:frame></text:p>
      <text:list xml:id="list2152998711" text:style-name="Heading_20_Tip">
        <text:list-item>
          <text:p text:style-name="Heading_20_Tip">Tip</text:p>
        </text:list-item>
      </text:list>
      <text:p text:style-name="P18">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Vybereme soubor a klepnutím na <text:span text:style-name="LOMenuPath">Otevřít</text:span> tevřeme okno Importovat knihovny (obrázek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Obrázek <text:sequence text:ref-name="refFigure7" text:name="Figure" text:formula="ooow:Figure+1" style:num-format="1">8</text:sequence>: Možnosti při importu knihoven</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Atribut <text:span text:style-name="LOMenuPath">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7</text:bookmark-ref><text:s/>.</text:p>
      <text:p text:style-name="P7">Některá makra jsou volně stažitelná z internetu (více informací je dostupné v tabulce <text:sequence-ref text:reference-format="value" text:ref-name="refFigure0">1</text:sequence-ref>).</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Mnoho odkazů na makra.</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órum s mnoha příklady a pomocí.</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Více se o takovémto spouštění dozvíme v části “<text:bookmark-ref text:reference-format="text" text:ref-name="__RefHeading__5138_1196992793">Spuštění makra</text:bookmark-ref>” na straně <text:bookmark-ref text:reference-format="page" text:ref-name="__RefHeading__5138_1196992793">7</text:bookmark-ref><text:s/>.</text:p>
      <text:p text:style-name="P5">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Table1">2</text:sequence-ref>.</text:p>
      <text:p text:style-name="P4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Nástrojové lišty, položky nabídky a klávesové zkratky<text:bookmark-end text:name="__RefHeading__197251_1448150400"/></text:h>
      <text:p text:style-name="P47">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Obrázek <text:sequence text:ref-name="refFigure8" text:name="Figure" text:formula="ooow:Figure+1" style:num-format="1">9</text:sequence>: Záložka  nabídky <text:span text:style-name="T12"/> v dialogovém okně Přizpůsobit</text:p></draw:text-box></draw:frame></text:p>
      <text:p text:style-name="P7">V tomto okně se nacházejí karty na konfiguraci nabídek, klávesových zkratek, nástrojových lišt a událostí. Otevřeme jej zvolením <text:span text:style-name="LOMenuPath">Nástroje &gt; Přizpůsobit</text:span> v hlavní nabídce nebo kliknutím pravým tlačítkem myši <text:s/>na panel nástrojů a následným zvolením položky <text:span text:style-name="LOMenuPath">Přizpůsobit lištu</text:span> v místní nabídce.</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81422708571592" text:continue-list="list181422849926104" text:style-name="Numbering_20_1">
        <text:list-item text:start-value="1">
          <text:p text:style-name="P74">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Obrázek <text:sequence text:ref-name="refFigure9" text:name="Figure" text:formula="ooow:Figure+1" style:num-format="1">10</text:sequence>: Záložka <text:span text:style-name="T13">Události</text:span>  dialogovém okně Přizpůsobit</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Zvolíme událost a klepnutím na <text:span text:style-name="LOMenuPath">Makro</text:span> otevřeme dialogové okno Výběr makra (obrázek <text:sequence-ref text:reference-format="value" text:ref-name="refFigure3">4</text:sequence-ref><text:s/> na straně <text:sequence-ref text:reference-format="page" text:ref-name="refFigure3">7</text:sequence-ref>).</text:p>
        </text:list-item>
        <text:list-item>
          <text:p text:style-name="P74">Vybereme požadované makro a klepnutím na <text:span text:style-name="LOMenuPath">OK</text:span> ho přiřadíme k události. Následně se v seznamu na kartě Události toto přiřazení zobrazí.</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Doplňky programu Calc s novými vlastnostmi, včetně funkcí, které lze použít stejně jako zabudované funkce.</text:p>
        </text:list-item>
        <text:list-item>
          <text:p text:style-name="P73">Nové funkce, jejichž součástí běžně bývají i nové prvky uživatelského rozhraní, jako například nabídky a nástrojové lišty.</text:p>
        </text:list-item>
        <text:list-item>
          <text:p text:style-name="P73">Kontingenční tabulky, které se používají přímo v programu Calc.</text:p>
        </text:list-item>
        <text:list-item>
          <text:p text:style-name="P73">Doplňky s novými typy grafů.</text:p>
        </text:list-item>
        <text:list-item>
          <text:p text:style-name="P73">Jazykové doplňky, jako například nástroje pro kontrolu pravopisu a gramatiky.</text:p>
        </text:list-item>
        <text:list-item>
          <text:p text:style-name="P73">Šablony dokumentů a obrázky.</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Více informací o získávání a instalaci rozšíření najdeme v kapitole 14, Přizpůsobení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V hlavní nabídce zvolíme <text:span text:style-name="LOMenuPath">Nástroje &gt; Makra &gt; Správce maker &gt; LibreOffice Basic</text:span>, čímž otevřeme dialogové okno Makra LibreOffice Basic. V něm zvolíme kontejner Makra LibreOffice a v něm knihovnu Tools. V ní se nachází modul Debug (ladění), který obsahuje několik názorných příkladů. Zaujmout mohou například makra WritedbgInfo (document) a printdbgInfo (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7"><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řiložený materiá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Kde najdeme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3 Začínáme s makry</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Kapitola 13 Začínáme s makry</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